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3c92" officeooo:paragraph-rsid="00023c92"/>
    </style:style>
    <style:style style:name="P2" style:family="paragraph" style:parent-style-name="Standard">
      <style:text-properties officeooo:rsid="0002af16" officeooo:paragraph-rsid="0002af16"/>
    </style:style>
    <style:style style:name="P3" style:family="paragraph" style:parent-style-name="Standard">
      <style:text-properties officeooo:rsid="00043049" officeooo:paragraph-rsid="00043049"/>
    </style:style>
    <style:style style:name="P4" style:family="paragraph" style:parent-style-name="Standard">
      <style:text-properties officeooo:rsid="00043828" officeooo:paragraph-rsid="00043828"/>
    </style:style>
    <style:style style:name="P5" style:family="paragraph" style:parent-style-name="Standard">
      <style:text-properties officeooo:rsid="0005ff95" officeooo:paragraph-rsid="0005ff95"/>
    </style:style>
    <style:style style:name="P6" style:family="paragraph" style:parent-style-name="Standard">
      <style:text-properties officeooo:rsid="0007f2e5" officeooo:paragraph-rsid="0007f2e5"/>
    </style:style>
    <style:style style:name="P7" style:family="paragraph" style:parent-style-name="Standard">
      <style:text-properties officeooo:rsid="00084284" officeooo:paragraph-rsid="00084284"/>
    </style:style>
    <style:style style:name="P8" style:family="paragraph" style:parent-style-name="Standard">
      <style:text-properties officeooo:rsid="00023c92" officeooo:paragraph-rsid="00023c92" fo:background-color="#ffff00"/>
    </style:style>
    <style:style style:name="P9" style:family="paragraph" style:parent-style-name="Standard">
      <style:text-properties officeooo:rsid="0002af16" officeooo:paragraph-rsid="0002af16" fo:background-color="#ffff00"/>
    </style:style>
    <style:style style:name="P10" style:family="paragraph" style:parent-style-name="Standard">
      <style:text-properties officeooo:rsid="00043828" officeooo:paragraph-rsid="00043828" fo:background-color="#ffff00"/>
    </style:style>
    <style:style style:name="P11" style:family="paragraph" style:parent-style-name="Standard">
      <style:text-properties officeooo:rsid="0007f2e5" officeooo:paragraph-rsid="0007f2e5" fo:background-color="#ffff00"/>
    </style:style>
    <style:style style:name="P12" style:family="paragraph" style:parent-style-name="Standard">
      <style:text-properties officeooo:rsid="00084284" officeooo:paragraph-rsid="00084284" fo:background-color="#ffff00"/>
    </style:style>
    <style:style style:name="P13" style:family="paragraph" style:parent-style-name="Standard">
      <style:text-properties fo:font-weight="bold" officeooo:rsid="00023c92" officeooo:paragraph-rsid="00023c92" fo:background-color="#ffff00" style:font-weight-asian="bold" style:font-weight-complex="bold"/>
    </style:style>
    <style:style style:name="T1" style:family="text">
      <style:text-properties officeooo:rsid="0002af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MA7 Aplicaciones Web Capa de Interfaz</text:p>
      <text:p text:style-name="P1"/>
      <text:p text:style-name="P8">1. web vs escritorio</text:p>
      <text:p text:style-name="P1">simple creacion de interfaz</text:p>
      <text:p text:style-name="P1">distribuición facil de actualizaciones</text:p>
      <text:p text:style-name="P1">procesamiento distribuido</text:p>
      <text:p text:style-name="P1"/>
      <text:p text:style-name="P8">2. HTML (hypertext markup language)</text:p>
      <text:p text:style-name="P1">hypertext:</text:p>
      <text:p text:style-name="P1">texto ordinario que se le incorporan formatio, imagenes, multimedia, enlaces</text:p>
      <text:p text:style-name="P1"><text:s/>markup:</text:p>
      <text:p text:style-name="P1">proceso de incorporar simbolos adicionales</text:p>
      <text:p text:style-name="P1"/>
      <text:p text:style-name="P1">Elemento como componente fundamental, tiene dos propiedades basicas (atributos, contenido)</text:p>
      <text:p text:style-name="P1">Generalmente apertura de apertura y cierre</text:p>
      <text:p text:style-name="P1">Atributos: par valor separados por ‘=’ (id = ‘hola’)</text:p>
      <text:p text:style-name="P1">&lt;html&gt;, &lt;head&gt;, &lt;body&gt;…</text:p>
      <text:p text:style-name="P1"/>
      <text:p text:style-name="P1">cleinte – peticion asp – intranet – servidor – compilacion – respuesta html</text:p>
      <text:p text:style-name="P1"/>
      <text:p text:style-name="P1">1 aplicación → 1 directorio virtual dado por IIS <text:span text:style-name="T1">(internet information server)</text:span></text:p>
      <text:p text:style-name="P1"/>
      <text:p text:style-name="P9">3. Formulario web</text:p>
      <text:p text:style-name="P2">Tecnicas apra rapido desarrollo de aplcaciones (RAD), aparecen dentro de &lt;form&gt; y con la etiqueta runat = “server”</text:p>
      <text:p text:style-name="P2">1 pagina.aspx → un unico &lt;form&gt;</text:p>
      <text:p text:style-name="P2"/>
      <text:p text:style-name="P2">sitio web → conjunto de paginas web independientes</text:p>
      <text:p text:style-name="P2">proyecto web → conjunto de paginas web enlazadas con un archivo de proyecto</text:p>
      <text:p text:style-name="P2"/>
      <text:p text:style-name="P2">aspx.cs codigo behind, contiene los controles de servidor</text:p>
      <text:p text:style-name="P2">UTIl: se suele mantener por separado</text:p>
      <text:p text:style-name="P2"/>
      <text:p text:style-name="P10">4. pagina maestra</text:p>
      <text:p text:style-name="P3">pagina.Master (general) content pages hacen referencia a la maestra</text:p>
      <text:p text:style-name="P4">Nueva propiedad (Master) de System.Web.UI.Page</text:p>
      <text:p text:style-name="P4"/>
      <text:p text:style-name="P10">5. Controles</text:p>
      <text:p text:style-name="P4">web:</text:p>
      <text:p text:style-name="P4">labe, hyperlink, textbox, imagen button, linkg butoton…</text:p>
      <text:p text:style-name="P4"/>
      <text:p text:style-name="P10">6. eventos y delegados</text:p>
      <text:p text:style-name="P4">delegate → puntero a funcion con seguridad, intermediarios entre origen (provocao) y receptor (el que captura)</text:p>
      <text:p text:style-name="P4"/>
      <text:p text:style-name="P5">tipos de eventos: </text:p>
      <text:p text:style-name="P5"><text:tab/>de envio (postback) emiten un envio al servdiro de manera inmediata para prcesoar wl form</text:p>
      <text:p text:style-name="P5"><text:tab/>de cache (no-postback) procesados cuando un evento de envio los emita (se producen en vista)</text:p>
      <text:p text:style-name="P5"/>
      <text:p text:style-name="P6"><text:soft-page-break/>postBack → una pagina se carga despues de cada peticion (postkback)</text:p>
      <text:p text:style-name="P6">protected void Page_Laoad(objectsender ,evetarga a)</text:p>
      <text:p text:style-name="P6">{</text:p>
      <text:p text:style-name="P6"><text:tab/>if(IsPostBack)</text:p>
      <text:p text:style-name="P6"><text:tab/>{</text:p>
      <text:p text:style-name="P6"><text:tab/><text:tab/>Response.Write(“la pagina se acaba de cargar”)</text:p>
      <text:p text:style-name="P6"><text:tab/>}</text:p>
      <text:p text:style-name="P6">}</text:p>
      <text:p text:style-name="P4"/>
      <text:p text:style-name="P11">7. CSS</text:p>
      <text:p text:style-name="P6">permite definir la presentación de un documento</text:p>
      <text:p text:style-name="P6">las hojas de estilo pueden ser internas o externas</text:p>
      <text:p text:style-name="P6">se puede asignar estulo a un elemento (estilo en linea)</text:p>
      <text:p text:style-name="P6">cada regla de estilo tiene un selector <text:s/>a{ <text:s text:c="3"/>bacgraund-color: #ff9; <text:s/>}</text:p>
      <text:p text:style-name="P6">el selector puede ser generico h2{ } o <text:s/>clases .clase-representa-menu{ …}</text:p>
      <text:p text:style-name="P6"/>
      <text:p text:style-name="P12">8. maquetacion DIVS</text:p>
      <text:p text:style-name="P7">son capas, se les da formato con css</text:p>
      <text:p text:style-name="P7">#nombreBloque (son irrepetibles)</text:p>
      <text:p text:style-name="P7"/>
      <text:p text:style-name="P12">9.Navegacion entre formularios</text:p>
      <text:p text:style-name="P7">con href html</text:p>
      <text:p text:style-name="P7">con asp Reponse.Redirect</text:p>
      <text:p text:style-name="P7"><text:tab/>podemos pasar datos entre paginas con QueryString (se ven los datos en la url :S)</text:p>
      <text:p text:style-name="P7"><text:tab/>para ello se usan la clas HttpServerUtility para codificar los datos</text:p>
      <text:p text:style-name="P7">objeto Request:</text:p>
      <text:p text:style-name="P7"><text:tab/>proporciona informacion sobre el cliente</text:p>
      <text:p text:style-name="P7"><text:tab/>Cookies</text:p>
      <text:p text:style-name="P7"><text:tab/>parametros pasados a la pagina</text:p>
      <text:p text:style-name="P7"><text:tab/>if(Request.QueryString[“par1”]!=)””) {….}</text:p>
      <text:p text:style-name="P7"><text:tab/></text:p>
      <text:p text:style-name="P7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32:51.017844031</meta:creation-date>
    <dc:date>2017-05-26T17:48:27.680824300</dc:date>
    <meta:editing-duration>PT2M4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63" meta:word-count="373" meta:character-count="2527" meta:non-whitespace-character-count="2187"/>
  </office:meta>
</office:document-meta>
</file>